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1pt" style:font-size-asian="11pt" style:font-size-complex="11pt"/>
    </style:style>
    <style:style style:name="P2" style:family="paragraph" style:parent-style-name="Heading_20_2">
      <style:paragraph-properties fo:text-align="center" style:justify-single-word="false"/>
      <style:text-properties style:font-name="Times" fo:font-size="20pt" style:font-size-asian="20pt" style:font-size-complex="20pt"/>
    </style:style>
    <style:style style:name="P3" style:family="paragraph" style:parent-style-name="Heading_20_2">
      <style:text-properties style:font-name="Times" fo:font-size="16pt" style:font-size-asian="16pt" style:font-size-complex="16pt"/>
    </style:style>
    <style:style style:name="P4" style:family="paragraph" style:parent-style-name="Text_20_body">
      <style:text-properties style:font-name="Times" fo:font-size="11pt" style:font-size-asian="11pt" style:font-size-complex="11pt"/>
    </style:style>
    <style:style style:name="P5" style:family="paragraph" style:parent-style-name="Text_20_body" style:list-style-name="L2">
      <style:text-properties style:font-name="Times" fo:font-size="11pt" style:font-size-asian="11pt" style:font-size-complex="11pt"/>
    </style:style>
    <style:style style:name="P6" style:family="paragraph" style:parent-style-name="Text_20_body" style:list-style-name="L5">
      <style:text-properties style:font-name="Times" fo:font-size="11pt" style:font-size-asian="11pt" style:font-size-complex="11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Times" fo:font-size="11pt" style:font-size-asian="11pt" style:font-size-complex="11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Times" fo:font-size="11pt" style:font-size-asian="11pt" style:font-size-complex="11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Times" fo:font-size="11pt" style:font-size-asian="11pt" style:font-size-complex="11pt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style:font-name="Times" fo:font-size="11pt" style:font-size-asian="11pt" style:font-size-complex="11pt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Times" fo:font-size="11pt" officeooo:paragraph-rsid="001a3e57" style:font-size-asian="11pt" style:font-size-complex="11pt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style:font-name="Times" fo:font-size="11pt" style:font-size-asian="11pt" style:font-size-complex="11pt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style:font-name="Times" fo:font-size="11pt" officeooo:paragraph-rsid="001a3e57" style:font-size-asian="11pt" style:font-size-complex="11pt"/>
    </style:style>
    <style:style style:name="T1" style:family="text">
      <style:text-properties officeooo:rsid="001a3e57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6cm" fo:text-indent="-0.635cm" fo:margin-left="1.3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1cm" fo:text-indent="-0.635cm" fo:margin-left="1.9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1cm" fo:text-indent="-0.635cm" fo:margin-left="3.2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6cm" fo:text-indent="-0.635cm" fo:margin-left="3.8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s1 / mardyn coding conventions</text:h>
      <text:h text:style-name="P3" text:outline-level="2">Formatting</text:h>
      <text:list xml:id="list8446673838082416417" text:style-name="L1">
        <text:list-item>
          <text:p text:style-name="P7">Indent with a tab</text:p>
        </text:list-item>
        <text:list-item>
          <text:p text:style-name="P7">For pointer and reference variable declarations put the space in front of the variable name. </text:p>
        </text:list-item>
        <text:list-item>
          <text:p text:style-name="P7">For if, for, classes and methods put the curly brackets on the same line as the statement </text:p>
        </text:list-item>
      </text:list>
      <text:p text:style-name="P4"/>
      <text:h text:style-name="P3" text:outline-level="2">Header Formatting</text:h>
      <text:list xml:id="list7485292245766674550" text:style-name="L2">
        <text:list-item>
          <text:p text:style-name="P8">Access modifiers are not indented </text:p>
        </text:list-item>
        <text:list-item>
          <text:p text:style-name="P8">Double inclusion protection defines are all upper case letters and are composed of the classname and a H suffix separated by underscores </text:p>
          <text:p text:style-name="P5"/>
        </text:list-item>
      </text:list>
      <text:h text:style-name="P3" text:outline-level="2">Documentation</text:h>
      <text:list xml:id="list7584984114827885556" text:style-name="L3">
        <text:list-item>
          <text:p text:style-name="P9">Each class, method and member variable must have a Doxygen/DoxyS compatible comment in the header</text:p>
        </text:list-item>
        <text:list-item>
          <text:p text:style-name="P9">Each class must have at least one author tag</text:p>
        </text:list-item>
        <text:list-item>
          <text:p text:style-name="P9">Comments should be concise but thorough, describing all input/output parameters and the implemented functionality</text:p>
        </text:list-item>
        <text:list-item>
          <text:p text:style-name="P9">Code in cpp-files should be commented if the functionality is not clear from the method comment (reference papers if appropriate)</text:p>
          <text:p text:style-name="P9"/>
        </text:list-item>
      </text:list>
      <text:h text:style-name="P3" text:outline-level="2">Class and Variable Names</text:h>
      <text:list xml:id="list2981699412595980696" text:style-name="L4">
        <text:list-item>
          <text:p text:style-name="P10">Abbreviations in names should be avoided</text:p>
        </text:list-item>
        <text:list-item>
          <text:p text:style-name="P10">Put classes in files, which have the same name as the class</text:p>
        </text:list-item>
      </text:list>
      <text:list xml:id="list5703638894288592403" text:style-name="L5">
        <text:list-item>
          <text:p text:style-name="P12">For class, variable, function names separate multiple words by upper-casing the words preceded by other words </text:p>
        </text:list-item>
        <text:list-item>
          <text:p text:style-name="P12">Class names start with an upper-case letter </text:p>
        </text:list-item>
        <text:list-item>
          <text:p text:style-name="P12">Function names start with a lower-case letter </text:p>
        </text:list-item>
        <text:list-item>
          <text:p text:style-name="P12">Variable names start with a lower-case letter </text:p>
        </text:list-item>
        <text:list-item>
          <text:p text:style-name="P6">Member variables of a class start with "_" followed by a lower-case letter </text:p>
        </text:list-item>
      </text:list>
      <text:p text:style-name="P1"/>
      <text:h text:style-name="P3" text:outline-level="2">Miscellanous</text:h>
      <text:list xml:id="list841575135" text:continue-list="list2981699412595980696" text:style-name="L4">
        <text:list-item>
          <text:p text:style-name="P10">No using-directives are allowed in header files.</text:p>
        </text:list-item>
        <text:list-item>
          <text:p text:style-name="P11"><text:span text:style-name="T1">The order of #include directives should be <text:s/></text:span></text:p>
        </text:list-item>
      </text:list>
      <text:list xml:id="list8498385015917355644" text:style-name="L7">
        <text:list-item>
          <text:p text:style-name="P13"><text:span text:style-name="T1">Header of the class (if a .cpp-file)</text:span></text:p>
        </text:list-item>
        <text:list-item>
          <text:p text:style-name="P13"><text:span text:style-name="T1">Mardyn headers</text:span></text:p>
        </text:list-item>
        <text:list-item>
          <text:p text:style-name="P13"><text:span text:style-name="T1">Third-Party headers</text:span></text:p>
        </text:list-item>
        <text:list-item>
          <text:p text:style-name="P13"><text:span text:style-name="T1">System headers</text:span></text:p>
          <text:p text:style-name="P13"><text:span text:style-name="T1"/></text:p>
        </text:list-item>
      </text:list>
      <text:list xml:id="list857814133" text:continue-list="list841575135" text:style-name="L4">
        <text:list-header>
          <text:p text:style-name="P11"><text:span text:style-name="T1">For an example, see e.g. http://jonblack.org/2013/05/01/cpp-header-include-order-matters/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uchholz</meta:initial-creator>
    <meta:creation-date>2010-05-26T13:37:45</meta:creation-date>
    <meta:generator>LibreOffice/4.0.2.2$Linux_X86_64 LibreOffice_project/400m0$Build-2</meta:generator>
    <dc:date>2013-09-12T18:01:31</dc:date>
    <dc:creator>Wolfgang Eckhardt</dc:creator>
    <meta:editing-duration>PT38M7S</meta:editing-duration>
    <meta:editing-cycles>3</meta:editing-cycles>
    <meta:document-statistic meta:table-count="0" meta:image-count="0" meta:object-count="0" meta:page-count="1" meta:paragraph-count="31" meta:word-count="261" meta:character-count="1574" meta:non-whitespace-character-count="1356"/>
  </office:meta>
</office:document-meta>
</file>